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miter" draw:fill="solid" draw:fill-color="#1c1c1c"/>
    </style:style>
    <style:style style:name="gr2" style:family="graphic" style:parent-style-name="standard">
      <style:graphic-properties draw:stroke="none" svg:stroke-width="0.026cm" draw:stroke-linejoin="miter" draw:fill="solid" draw:fill-color="#12bcc9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1c1c1c"/>
    </style:style>
    <style:style style:name="P2" style:family="paragraph">
      <loext:graphic-properties draw:fill="solid" draw:fill-color="#12bcc9"/>
    </style:style>
    <style:style style:name="P3" style:family="paragraph">
      <style:paragraph-properties fo:text-align="start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fo:color="#000000" style:font-name="Helvetica Neue1" fo:font-size="3.70000004768372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75cm" svg:height="0.226cm" svg:x="0.81cm" svg:y="1.888cm" svg:viewBox="0 0 176 227" draw:points="0,0 0,227 176,227 176,44 102,0">
          <text:p/>
        </draw:polygon>
        <draw:polygon draw:style-name="gr1" draw:text-style-name="P1" draw:layer="layout" svg:width="0.175cm" svg:height="0.161cm" svg:x="1.082cm" svg:y="1.954cm" svg:viewBox="0 0 176 162" draw:points="0,36 0,162 176,162 176,0 77,0 13,44">
          <text:p/>
        </draw:polygon>
        <draw:polygon draw:style-name="gr1" draw:text-style-name="P1" draw:layer="layout" svg:width="0.175cm" svg:height="0.347cm" svg:x="1.354cm" svg:y="1.768cm" svg:viewBox="0 0 176 348" draw:points="0,348 176,348 176,0 77,0 0,53">
          <text:p/>
        </draw:polygon>
        <draw:polygon draw:style-name="gr1" draw:text-style-name="P1" draw:layer="layout" svg:width="0.175cm" svg:height="0.537cm" svg:x="1.626cm" svg:y="1.578cm" svg:viewBox="0 0 176 538" draw:points="0,538 176,538 176,0 83,0 0,56">
          <text:p/>
        </draw:polygon>
        <draw:polygon draw:style-name="gr1" draw:text-style-name="P1" draw:layer="layout" svg:width="0.175cm" svg:height="0.718cm" svg:x="1.898cm" svg:y="1.396cm" svg:viewBox="0 0 176 719" draw:points="176,0 77,0 0,52 0,719 176,719">
          <text:p/>
        </draw:polygon>
        <draw:polygon draw:style-name="gr1" draw:text-style-name="P1" draw:layer="layout" svg:width="0.175cm" svg:height="0.813cm" svg:x="2.17cm" svg:y="1.302cm" svg:viewBox="0 0 176 814" draw:points="28,202 0,178 0,814 176,814 176,0 74,0">
          <text:p/>
        </draw:polygon>
        <draw:polygon draw:style-name="gr2" draw:text-style-name="P2" draw:layer="layout" svg:width="2.057cm" svg:height="0.954cm" svg:x="0.212cm" svg:y="0.991cm" svg:viewBox="0 0 2058 955" draw:points="429,687 881,955 1822,313 1960,432 2058,0 1544,83 1688,210 1680,215 861,810 401,480 88,797 0,699 0,827 31,855 206,855 282,798 282,715 391,715">
          <text:p/>
        </draw:polygon>
        <draw:polygon draw:style-name="gr1" draw:text-style-name="P1" draw:layer="layout" svg:width="0.175cm" svg:height="0.606cm" svg:x="-0.007cm" svg:y="1.509cm" svg:viewBox="0 0 176 607" draw:points="88,607 0,607 0,0 176,0 176,607">
          <text:p/>
        </draw:polygon>
        <draw:polygon draw:style-name="gr1" draw:text-style-name="P1" draw:layer="layout" svg:width="0.175cm" svg:height="0.226cm" svg:x="0.266cm" svg:y="1.888cm" svg:viewBox="0 0 176 227" draw:points="88,227 0,227 0,0 176,0 176,227">
          <text:p/>
        </draw:polygon>
        <draw:polygon draw:style-name="gr1" draw:text-style-name="P1" draw:layer="layout" svg:width="0.175cm" svg:height="0.366cm" svg:x="0.538cm" svg:y="1.749cm" svg:viewBox="0 0 176 367" draw:points="0,0 0,367 176,367 176,22 139,0">
          <text:p/>
        </draw:polygon>
        <draw:frame draw:style-name="gr3" draw:text-style-name="P4" draw:layer="layout" svg:width="1.645cm" svg:height="0.15cm" svg:x="-0.131cm" svg:y="3.245cm">
          <draw:text-box>
            <text:p text:style-name="P3"><text:span text:style-name="T1">Created by Norbert de Graaff</text:span></text:p>
          </draw:text-box>
        </draw:frame>
        <draw:frame draw:style-name="gr3" draw:text-style-name="P4" draw:layer="layout" svg:width="1.259cm" svg:height="0.15cm" svg:x="-0.131cm" svg:y="3.375cm">
          <draw:text-box>
            <text:p text:style-name="P3"><text:span text:style-name="T1">from the Noun Pro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, Helvetica, Arial-Unicode, Arial, Sans-serif"/>
    <style:font-face style:name="Helvetica Neue" svg:font-family="'Helvetica Neue', Helvetica, Arial-Unicode, Arial, Sans-serif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6T19:07:40.897000000</dc:date>
    <meta:editing-duration>PT6H41M51S</meta:editing-duration>
    <meta:editing-cycles>1</meta:editing-cycles>
    <meta:document-statistic meta:object-count="12"/>
    <meta:generator>LibreOffice/4.4.1.2$Windows_x86 LibreOffice_project/45e2de17089c24a1fa810c8f975a7171ba4cd432</meta:generator>
  </office:meta>
</office:document-meta>
</file>